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SansPro" svg:font-family="SourceSansPro, sans-serif"/>
    <style:font-face style:name="lato" svg:font-family="lato, lato, 'helvetica neue', helvetica, arial, sans-serif"/>
  </office:font-face-decls>
  <office:automatic-styles>
    <style:style style:name="Table1" style:family="table">
      <style:table-properties style:width="17cm" table:align="left"/>
    </style:style>
    <style:style style:name="Table1.A" style:family="table-column">
      <style:table-column-properties style:column-width="8.728cm"/>
    </style:style>
    <style:style style:name="Table1.B" style:family="table-column">
      <style:table-column-properties style:column-width="8.273cm"/>
    </style:style>
    <style:style style:name="Table1.A1" style:family="table-cell">
      <style:table-cell-properties style:vertical-align="middle" fo:padding="0cm" fo:border="none"/>
    </style:style>
    <style:style style:name="P1" style:family="paragraph" style:parent-style-name="Standard">
      <style:text-properties officeooo:rsid="001cb496" officeooo:paragraph-rsid="001cb496"/>
    </style:style>
    <style:style style:name="P2" style:family="paragraph" style:parent-style-name="Standard" style:list-style-name="L1">
      <style:text-properties officeooo:rsid="001e6bf7" officeooo:paragraph-rsid="001e6bf7"/>
    </style:style>
    <style:style style:name="P3" style:family="paragraph" style:parent-style-name="Standard">
      <style:text-properties officeooo:rsid="001e6bf7" officeooo:paragraph-rsid="001e6bf7"/>
    </style:style>
    <style:style style:name="P4" style:family="paragraph" style:parent-style-name="Standard">
      <style:text-properties officeooo:paragraph-rsid="0020452d"/>
    </style:style>
    <style:style style:name="P5" style:family="paragraph" style:parent-style-name="Standard">
      <style:text-properties officeooo:rsid="00218ce1" officeooo:paragraph-rsid="00218ce1"/>
    </style:style>
    <style:style style:name="P6" style:family="paragraph" style:parent-style-name="Standard">
      <style:text-properties officeooo:paragraph-rsid="00218ce1"/>
    </style:style>
    <style:style style:name="P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8" style:family="paragraph" style:parent-style-name="Table_20_Heading">
      <style:paragraph-properties fo:margin-left="0cm" fo:margin-right="0cm" fo:margin-top="0cm" fo:margin-bottom="0cm" style:contextual-spacing="false" fo:text-align="center" style:justify-single-word="false" fo:text-indent="0cm" style:auto-text-indent="false" fo:padding="0cm" fo:border="none"/>
    </style:style>
    <style:style style:name="P9" style:family="paragraph" style:parent-style-name="Text_20_body">
      <style:text-properties officeooo:paragraph-rsid="00218ce1"/>
    </style:style>
    <style:style style:name="T1" style:family="text">
      <style:text-properties fo:font-size="10.8000001907349pt" fo:font-weight="bold" loext:padding="0cm" loext:border="none"/>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5pt" fo:font-style="italic" fo:font-weight="normal" loext:padding="0cm" loext:border="none"/>
    </style:style>
    <style:style style:name="T4" style:family="text">
      <style:text-properties fo:font-size="12.5pt" fo:font-weight="normal"/>
    </style:style>
    <style:style style:name="T5" style:family="text">
      <style:text-properties fo:font-size="12.5pt" fo:font-weight="normal" loext:padding="0cm" loext:border="none"/>
    </style:style>
    <style:style style:name="T6" style:family="text">
      <style:text-properties officeooo:rsid="001e6bf7"/>
    </style:style>
    <style:style style:name="T7" style:family="text">
      <style:text-properties officeooo:rsid="0020452d"/>
    </style:style>
    <style:style style:name="T8" style:family="text">
      <style:text-properties fo:font-variant="normal" fo:text-transform="none" fo:color="#111111" loext:opacity="100%" style:font-name="SourceSansPro" fo:font-size="10.8000001907349pt" fo:letter-spacing="normal" fo:font-style="normal" fo:font-weight="normal"/>
    </style:style>
    <style:style style:name="T9" style:family="text">
      <style:text-properties fo:font-variant="normal" fo:text-transform="none" fo:color="#111111" loext:opacity="100%" style:font-name="SourceSansPro" fo:font-size="10.8000001907349pt" fo:letter-spacing="normal" fo:font-style="normal" fo:font-weight="normal" officeooo:rsid="00218ce1"/>
    </style:style>
    <style:style style:name="T10" style:family="text">
      <style:text-properties fo:font-variant="normal" fo:text-transform="none" fo:color="#111111" loext:opacity="100%" fo:letter-spacing="normal"/>
    </style:style>
    <style:style style:name="T11" style:family="text">
      <style:text-properties fo:font-variant="normal" fo:text-transform="none" fo:color="#2c40d0" loext:opacity="100%" style:font-name="SourceSansPro" fo:font-size="10.8000001907349pt" fo:letter-spacing="normal" fo:font-style="normal" style:text-underline-style="solid" style:text-underline-width="auto" style:text-underline-color="font-color" fo:font-weight="normal"/>
    </style:style>
    <style:style style:name="T12" style:family="text">
      <style:text-properties fo:font-variant="normal" fo:text-transform="none" fo:color="#000000" loext:opacity="100%" style:font-name="lato" fo:letter-spacing="normal" fo:font-style="normal" fo:font-weight="bold"/>
    </style:style>
    <style:style style:name="T13" style:family="text">
      <style:text-properties fo:font-variant="normal" fo:text-transform="none" fo:color="#000000" loext:opacity="100%" style:font-name="lato" fo:letter-spacing="normal" fo:font-style="normal" fo:font-weight="normal"/>
    </style:style>
    <style:style style:name="T14" style:family="text">
      <style:text-properties officeooo:rsid="00218ce1"/>
    </style:style>
    <style:style style:name="T15" style:family="text">
      <style:text-properties officeooo:rsid="0021d9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is the distinction between a numpy array and a pandas data frame? Is there a way to</text:p>
      <text:p text:style-name="Standard">convert between the two if there is?</text:p>
      <text:p text:style-name="P1">Ans: </text:p>
      <table:table table:name="Table1" table:style-name="Table1">
        <table:table-column table:style-name="Table1.A"/>
        <table:table-column table:style-name="Table1.B"/>
        <table:table-header-rows>
          <table:table-row table:style-name="TableLine2369205030752">
            <table:table-cell table:style-name="Table1.A1" office:value-type="string">
              <text:p text:style-name="P8"><text:span text:style-name="Strong_20_Emphasis"><text:span text:style-name="T1">PANDAS</text:span></text:span></text:p>
            </table:table-cell>
            <table:table-cell table:style-name="Table1.A1" office:value-type="string">
              <text:p text:style-name="P8"><text:span text:style-name="Strong_20_Emphasis"><text:span text:style-name="T1">NUMPY</text:span></text:span></text:p>
            </table:table-cell>
          </table:table-row>
        </table:table-header-rows>
        <table:table-row table:style-name="TableLine2369205030752">
          <table:table-cell table:style-name="Table1.A1" office:value-type="string">
            <text:p text:style-name="P7"><text:span text:style-name="T4">When we have to work on </text:span><text:span text:style-name="Strong_20_Emphasis"><text:span text:style-name="T5">Tabular data</text:span></text:span><text:span text:style-name="T4">, we prefer the p</text:span><text:span text:style-name="T3">andas</text:span><text:span text:style-name="Strong_20_Emphasis"><text:span text:style-name="T5"> </text:span></text:span><text:span text:style-name="T4">module.</text:span></text:p>
          </table:table-cell>
          <table:table-cell table:style-name="Table1.A1" office:value-type="string">
            <text:p text:style-name="P7"><text:span text:style-name="T4">When we have to work on </text:span><text:span text:style-name="Strong_20_Emphasis"><text:span text:style-name="T5">Numerical data</text:span></text:span><text:span text:style-name="T4">, we prefer the n</text:span><text:span text:style-name="T3">umpy</text:span><text:span text:style-name="T4"> module.</text:span></text:p>
          </table:table-cell>
        </table:table-row>
        <table:table-row table:style-name="TableLine2369205030752">
          <table:table-cell table:style-name="Table1.A1" office:value-type="string">
            <text:p text:style-name="P7"><text:span text:style-name="T4">The powerful tools of pandas are</text:span><text:span text:style-name="Strong_20_Emphasis"><text:span text:style-name="T5"> Data frame and Series.</text:span></text:span></text:p>
          </table:table-cell>
          <table:table-cell table:style-name="Table1.A1" office:value-type="string">
            <text:p text:style-name="P7"><text:span text:style-name="T4">Whereas the powerful tool of </text:span><text:span text:style-name="T3">numpy</text:span><text:span text:style-name="T4"> is </text:span><text:span text:style-name="Strong_20_Emphasis"><text:span text:style-name="T5">Arrays.</text:span></text:span></text:p>
          </table:table-cell>
        </table:table-row>
        <table:table-row table:style-name="TableLine2369205030752">
          <table:table-cell table:style-name="Table1.A1" office:value-type="string">
            <text:p text:style-name="P7"><text:span text:style-name="T3">Pandas</text:span><text:span text:style-name="T4"> consume </text:span><text:span text:style-name="Strong_20_Emphasis"><text:span text:style-name="T5">more</text:span></text:span><text:span text:style-name="T4"> </text:span><text:span text:style-name="Strong_20_Emphasis"><text:span text:style-name="T5">memory</text:span></text:span><text:span text:style-name="T4">.</text:span></text:p>
          </table:table-cell>
          <table:table-cell table:style-name="Table1.A1" office:value-type="string">
            <text:p text:style-name="P7"><text:span text:style-name="T3">Numpy</text:span><text:span text:style-name="T4"> is </text:span><text:span text:style-name="Strong_20_Emphasis"><text:span text:style-name="T5">memory efficient.</text:span></text:span></text:p>
          </table:table-cell>
        </table:table-row>
        <table:table-row table:style-name="TableLine2369205030752">
          <table:table-cell table:style-name="Table1.A1" office:value-type="string">
            <text:p text:style-name="P7"><text:span text:style-name="T3">Pandas </text:span><text:span text:style-name="T4">has a better performance when a number of rows is </text:span><text:span text:style-name="Strong_20_Emphasis"><text:span text:style-name="T5">500K or more.</text:span></text:span></text:p>
          </table:table-cell>
          <table:table-cell table:style-name="Table1.A1" office:value-type="string">
            <text:p text:style-name="P7"><text:span text:style-name="T3">Numpy </text:span><text:span text:style-name="T4">has a better performance when number of rows is </text:span><text:span text:style-name="Strong_20_Emphasis"><text:span text:style-name="T5">50K or less.</text:span></text:span></text:p>
          </table:table-cell>
        </table:table-row>
        <table:table-row table:style-name="TableLine2369205030752">
          <table:table-cell table:style-name="Table1.A1" office:value-type="string">
            <text:p text:style-name="P7"><text:span text:style-name="T4">Indexing of the </text:span><text:span text:style-name="T3">pandas</text:span><text:span text:style-name="T4"> series is </text:span><text:span text:style-name="Strong_20_Emphasis"><text:span text:style-name="T5">very slow</text:span></text:span><text:span text:style-name="T4"> as compared to </text:span><text:span text:style-name="T3">numpy</text:span><text:span text:style-name="T4"> arrays.</text:span></text:p>
          </table:table-cell>
          <table:table-cell table:style-name="Table1.A1" office:value-type="string">
            <text:p text:style-name="P7"><text:span text:style-name="T4">Indexing of </text:span><text:span text:style-name="T3">numpy</text:span><text:span text:style-name="T4"> Arrays is</text:span><text:span text:style-name="Strong_20_Emphasis"><text:span text:style-name="T5"> very fast</text:span></text:span><text:span text:style-name="T4">.</text:span></text:p>
          </table:table-cell>
        </table:table-row>
        <table:table-row table:style-name="TableLine2369205030752">
          <table:table-cell table:style-name="Table1.A1" office:value-type="string">
            <text:p text:style-name="P7"><text:span text:style-name="T3">Pandas</text:span><text:span text:style-name="T4"> offer a have2d table object called </text:span><text:span text:style-name="Strong_20_Emphasis"><text:span text:style-name="T5">DataFrame.</text:span></text:span></text:p>
          </table:table-cell>
          <table:table-cell table:style-name="Table1.A1" office:value-type="string">
            <text:p text:style-name="P7"><text:span text:style-name="T3">Numpy</text:span><text:span text:style-name="T4"> is capable of providing </text:span><text:span text:style-name="Strong_20_Emphasis"><text:span text:style-name="T5">multi-dimensional arrays.</text:span></text:span></text:p>
          </table:table-cell>
        </table:table-row>
      </table:table>
      <text:p text:style-name="P1"/>
      <text:p text:style-name="Standard"/>
      <text:p text:style-name="Standard">Q2. What can go wrong when an user enters in a stock-ticker symbol, and how do you handle it?</text:p>
      <text:p text:style-name="P1">Ans: user might enter a invalid ticker symbol. Present him the list of ticker whose symbols are the nearest match. Or throw a message that price is not found.</text:p>
      <text:p text:style-name="P1"/>
      <text:p text:style-name="Standard">Q3. Identify some of the plotting techniques that are used to produce a stock-market chart.</text:p>
      <text:p text:style-name="P1">Ans: <text:span text:style-name="T6">plotting techniques:</text:span></text:p>
      <text:list xml:id="list3195252555" text:style-name="L1">
        <text:list-item>
          <text:p text:style-name="P2">line chart</text:p>
        </text:list-item>
        <text:list-item>
          <text:p text:style-name="P2">bar chart</text:p>
        </text:list-item>
        <text:list-item>
          <text:p text:style-name="P2">candle stick chart</text:p>
        </text:list-item>
        <text:list-item>
          <text:p text:style-name="P2">time-wise chart</text:p>
        </text:list-item>
        <text:list-item>
          <text:p text:style-name="P2">charting facility</text:p>
        </text:list-item>
      </text:list>
      <text:p text:style-name="Standard">Q4. Why is it essential to print a legend on a stock market chart?</text:p>
      <text:p text:style-name="P3">Ans: legends are essential for chart in order to identify the stock name, </text:p>
      <text:p text:style-name="Standard"/>
      <text:p text:style-name="Standard">Q5. What is the best way to limit the length of a pandas data frame to less than a year?</text:p>
      <text:p text:style-name="P3">Ans: <text:s/><text:span text:style-name="T7">limit the date column input to less than 1 years. </text:span></text:p>
      <text:p text:style-name="P3"/>
      <text:p text:style-name="Standard">Q6. What is the definition of a 180-day moving average?</text:p>
      <text:p text:style-name="P4"><text:span text:style-name="T7">Ans: </text:span><text:span text:style-name="T8">A simple moving average (SMA) is an arithmetic </text:span><text:a xlink:type="simple" xlink:href="https://www.investopedia.com/terms/m/movingaverage.asp" text:style-name="Internet_20_link" text:visited-style-name="Visited_20_Internet_20_Link"><text:span text:style-name="T11">moving average</text:span></text:a><text:span text:style-name="T10"> </text:span><text:span text:style-name="T8">calculated by adding </text:span><text:span text:style-name="T9">value</text:span><text:span text:style-name="T8"> and then dividing that figure by the </text:span><text:span text:style-name="T9">180 days</text:span><text:span text:style-name="T8"> in the calculation average</text:span> </text:p>
      <text:p text:style-name="P5">180 day moving average would average out the values for the first 180 days as the first data point. The next data point would drop the earlist price, add the value on day 181, then take the average, and so on.</text:p>
      <text:p text:style-name="P4"/>
      <text:p text:style-name="Standard">Q7. Did the chapter&amp;#39;s final example use &amp;quot;indirect&amp;quot; importing? If so, how exactly do you do it?</text:p>
      <text:p text:style-name="P6"><text:span text:style-name="T14">Ans: </text:span><text:span text:style-name="Strong_20_Emphasis"><text:span text:style-name="T12">Indirect</text:span></text:span><text:span text:style-name="T13"> – It is the dependency that is imported by the module’s direct dependencies. Also, any dependency that is mentioned in the go.mod file but not imported in any of the source files of the module is also treated as an indirect dependency.</text:span></text:p>
      <text:p text:style-name="P9"><text:span text:style-name="T13">Any indirect dependency which is not listed in the go.mod file of your direct dependency or if direct dependency doesn’t have a </text:span><text:span text:style-name="Strong_20_Emphasis"><text:span text:style-name="T12">go.mod</text:span></text:span><text:span text:style-name="T13"> file, then that dependency will be added to the go.mod file with //indirect as the suffix</text:span></text:p>
      <text:p text:style-name="P6"><text:span text:style-name="T13"/></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SansPro" svg:font-family="SourceSansPro, sans-serif"/>
    <style:font-face style:name="lato" svg:font-family="lato, la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21:19:06.741000000</meta:creation-date>
    <dc:date>2022-08-10T23:15:11.157000000</dc:date>
    <meta:editing-duration>PT13M22S</meta:editing-duration>
    <meta:editing-cycles>2</meta:editing-cycles>
    <meta:generator>LibreOffice/7.3.5.2$Windows_X86_64 LibreOffice_project/184fe81b8c8c30d8b5082578aee2fed2ea847c01</meta:generator>
    <meta:document-statistic meta:table-count="1" meta:image-count="0" meta:object-count="0" meta:page-count="1" meta:paragraph-count="36" meta:word-count="461" meta:character-count="2524" meta:non-whitespace-character-count="2098"/>
  </office:meta>
</office:document-meta>
</file>